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tonA" svg:font-family="Newto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576f" officeooo:paragraph-rsid="0008576f"/>
    </style:style>
    <style:style style:name="P2" style:family="paragraph" style:parent-style-name="Standard">
      <style:text-properties officeooo:rsid="000a0955" officeooo:paragraph-rsid="000a095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5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znetsov, S. D. and Poskonin, A. V. NoSQL Data Management Systems. <text:span text:style-name="T1">Programming and Computer Software</text:span>, Pleiades Publishing, Ltd., 2014. 323–332. <text:span text:style-name="T2">[1]</text:span></text:p>
      <text:p text:style-name="P1"/>
      <text:p text:style-name="P2">Redmond, Eric, Jim R. Wilson, and Jacquelyn Carter. <text:span text:style-name="T1">Seven Databases in Seven Weeks: A Guide to Modern Databases and the NoSQL Movement</text:span>. Pragmatic Bookshelf, 2012. <text:span text:style-name="T2">[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tonA" svg:font-family="Newto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0:28:07.375050000</meta:creation-date>
    <dc:date>2015-04-13T20:32:59.655123000</dc:date>
    <meta:editing-duration>PT1M39S</meta:editing-duration>
    <meta:editing-cycles>3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2" meta:word-count="48" meta:character-count="314" meta:non-whitespace-character-count="269"/>
  </office:meta>
</office:document-meta>
</file>